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4a114f" officeooo:paragraph-rsid="004a114f"/>
    </style:style>
    <style:style style:name="P2" style:family="paragraph" style:parent-style-name="Standard">
      <style:text-properties officeooo:rsid="004cb55b" officeooo:paragraph-rsid="004cb5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Przygotowanie profilu linkedin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16T10:40:36.521035654</dc:date>
    <meta:editing-duration>PT22H11M48S</meta:editing-duration>
    <meta:editing-cycles>42</meta:editing-cycles>
    <meta:document-statistic meta:table-count="0" meta:image-count="0" meta:object-count="0" meta:page-count="1" meta:paragraph-count="1" meta:word-count="3" meta:character-count="31" meta:non-whitespace-character-count="29"/>
  </office:meta>
</office:document-meta>
</file>